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S hne" svg:font-family="'S hne', ui-sans-serif, system-ui, apple-system, 'Segoe UI', Roboto, Ubuntu, Cantarell, 'Noto Sans', sans-serif, 'Helvetica Neue', Arial, 'Apple Color Emoji', 'Segoe UI Emoji', 'Segoe UI Symbol', 'Noto Color Emoji'"/>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officeooo:paragraph-rsid="000bdb06"/>
    </style:style>
    <style:style style:name="P5" style:family="paragraph" style:parent-style-name="Standard">
      <style:paragraph-properties fo:text-align="justify" style:justify-single-word="false"/>
      <style:text-properties officeooo:rsid="000c8add" officeooo:paragraph-rsid="000c8add"/>
    </style:style>
    <style:style style:name="P6"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size-complex="11pt"/>
    </style:style>
    <style:style style:name="P1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1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1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1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1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15"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1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1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1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2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2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3" style:family="paragraph" style:parent-style-name="Text_20_body">
      <style:paragraph-properties fo:text-align="justify" style:justify-single-word="false"/>
      <style:text-properties officeooo:rsid="000c8add" officeooo:paragraph-rsid="000c8add"/>
    </style:style>
    <style:style style:name="P24"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T1"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2"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0bdb06"/>
    </style:style>
    <style:style style:name="T5" style:family="text">
      <style:text-properties officeooo:rsid="000bdb06"/>
    </style:style>
    <style:style style:name="T6" style:family="text">
      <style:text-properties style:font-name="aakar" fo:font-size="11pt"/>
    </style:style>
    <style:style style:name="T7" style:family="text">
      <style:text-properties style:font-name="aakar" fo:font-size="11pt" style:font-size-asian="11pt" style:font-weight-asian="normal" style:font-size-complex="11pt" style:font-weight-complex="normal"/>
    </style:style>
    <style:style style:name="T8" style:family="text">
      <style:text-properties style:font-name="aakar" fo:font-size="11pt" officeooo:rsid="00101843" style:font-size-asian="11pt" style:font-weight-asian="normal" style:font-size-complex="11pt" style:font-weight-complex="normal"/>
    </style:style>
    <style:style style:name="T9" style:family="text">
      <style:text-properties style:font-name="aakar" fo:font-size="11pt" fo:font-weight="normal" style:font-size-asian="11pt" style:font-weight-asian="normal" style:font-size-complex="11pt" style:font-weight-complex="normal"/>
    </style:style>
    <style:style style:name="T10" style:family="text">
      <style:text-properties style:font-name="aakar" fo:font-size="11pt" loext:padding="0.0193in" loext:border="0.06pt solid #d9d9e3"/>
    </style:style>
    <style:style style:name="T11" style:family="text">
      <style:text-properties fo:font-size="11pt"/>
    </style:style>
    <style:style style:name="T12" style:family="text">
      <style:text-properties fo:font-size="11pt" loext:padding="0.0193in" loext:border="0.06pt solid #d9d9e3"/>
    </style:style>
    <style:style style:name="T13" style:family="text">
      <style:text-properties fo:font-size="11pt" fo:font-weight="bold" style:font-weight-asian="bold" style:font-weight-complex="bold"/>
    </style:style>
    <style:style style:name="T14" style:family="text">
      <style:text-properties fo:font-size="11pt" fo:font-weight="bold" style:font-weight-asian="bold" style:font-weight-complex="bold" loext:padding="0.0193in" loext:border="0.06pt solid #d9d9e3"/>
    </style:style>
    <style:style style:name="T15" style:family="text">
      <style:text-properties officeooo:rsid="000c8add"/>
    </style:style>
    <style:style style:name="T16" style:family="text">
      <style:text-properties officeooo:rsid="000d54ed"/>
    </style:style>
    <style:style style:name="T17" style:family="text">
      <style:text-properties fo:font-weight="bold" style:font-weight-asian="bold" style:font-weight-complex="bold"/>
    </style:style>
    <style:style style:name="T18" style:family="text">
      <style:text-properties fo:color="#d1d5db" loext:opacity="100%"/>
    </style:style>
    <style:style style:name="T19" style:family="text">
      <style:text-properties loext:padding="0.0193in" loext:border="0.06pt solid #d9d9e3"/>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5">1.</text:span></text:p>
      <text:p text:style-name="P6"><text:span text:style-name="T5">D</text:span><text:span text:style-name="T3">ynamically-typed languages perform type checking at runtime, while statically typed languages perform type checking at compile time.https://github.com/Nuwan-s-Play-Ground/Assignment-02.git</text:span></text:p>
      <text:p text:style-name="P6"><text:span text:style-name="T3">This means that scripts written in dynamically-typed languages (like Groovy) can compile even if they contain errors that will prevent the script from running properly (if at all). </text:span></text:p>
      <text:p text:style-name="P6"><text:span text:style-name="T3">If a script written in a statically-typed language (such as Java) contains errors, it will fail to compile until the errors have been fixed. </text:span><text:span text:style-name="T4">S</text:span><text:span text:style-name="T3">tatically-typed languages require you to declare the data types of your variables before you use them, while dynamically-typed languages do not. Consider the two following code examples:</text:span></text:p>
      <text:p text:style-name="P6"><text:span text:style-name="T3"/></text:p>
      <text:p text:style-name="P6">//<text:span text:style-name="T15">Java example</text:span></text:p>
      <text:p text:style-name="P7">int num;</text:p>
      <text:p text:style-name="P7">num =8;</text:p>
      <text:p text:style-name="P7"/>
      <text:p text:style-name="P7">//Groovy example</text:p>
      <text:p text:style-name="P7">num=8</text:p>
      <text:p text:style-name="P7"/>
      <text:p text:style-name="P23"><text:span text:style-name="T2">Both above examples do the same thing: create a variable called </text:span><text:span text:style-name="Example"><text:span text:style-name="T2">num</text:span></text:span><text:span text:style-name="T2"> and assign it the value </text:span><text:span text:style-name="Example"><text:span text:style-name="T2">8</text:span></text:span><text:span text:style-name="T2">. The difference lies in the first line of the Java example, </text:span><text:span text:style-name="Example"><text:span text:style-name="T2">int num;</text:span></text:span><text:span text:style-name="T2">, which defines </text:span><text:span text:style-name="Example"><text:span text:style-name="T2">num</text:span></text:span><text:span text:style-name="T2">'s data type as </text:span><text:span text:style-name="Example"><text:span text:style-name="T2">int</text:span></text:span><text:span text:style-name="T2">. Java is statically-typed, so it expects its variables to be declared before they can be assigned values. Groovy is dynamically-typed and determines its variables' data types based on their values, so this line is not required.</text:span></text:p>
      <text:p text:style-name="P10">Dynamically-typed languages are more flexible and can save you time and space when writing scripts. However, this can lead to issues at runtime. For example:</text:p>
      <text:p text:style-name="P10"/>
      <text:p text:style-name="P2">// Groovy example</text:p>
      <text:p text:style-name="P3">number = 8</text:p>
      <text:p text:style-name="P3">numbr = (number+12) / 2 <text:s/>//<text:span text:style-name="T16">note typo error</text:span></text:p>
      <text:p text:style-name="P3"/>
      <text:p text:style-name="P1"><text:span text:style-name="T7">The code above should create the variable </text:span><text:span text:style-name="Example"><text:span text:style-name="T7">number</text:span></text:span><text:span text:style-name="T7"> with a value of </text:span><text:span text:style-name="Example"><text:span text:style-name="T7">5</text:span></text:span><text:span text:style-name="T7">, then change its value to </text:span><text:span text:style-name="Example"><text:span text:style-name="T7">10</text:span></text:span><text:span text:style-name="T7"> by adding </text:span><text:span text:style-name="Example"><text:span text:style-name="T7">12</text:span></text:span><text:span text:style-name="T7"> to it and dividing it by </text:span><text:span text:style-name="Example"><text:span text:style-name="T7">2</text:span></text:span><text:span text:style-name="T7">. However, </text:span><text:span text:style-name="Example"><text:span text:style-name="T7">number</text:span></text:span><text:span text:style-name="T7"> is misspelled at the beginning of the second line. Because Groovy does not require you to declare your variables, it creates a new variable called </text:span><text:span text:style-name="Example"><text:span text:style-name="T7">numbr</text:span></text:span><text:span text:style-name="T7"> and assigns it the value </text:span><text:span text:style-name="Example"><text:span text:style-name="T7">number</text:span></text:span><text:span text:style-name="T7"> should have. This code will compile just fine, but may produce an error later on when the script tries to do something with </text:span><text:span text:style-name="Example"><text:span text:style-name="T7">number</text:span></text:span><text:span text:style-name="T7"> assuming its value is </text:span><text:span text:style-name="Example"><text:span text:style-name="T7">10</text:span></text:span><text:span text:style-name="T7">.</text:span></text:p>
      <text:p text:style-name="P11"/>
      <text:p text:style-name="P8"><text:span text:style-name="Strong_20_Emphasis"><text:span text:style-name="T9">Weakly-typed</text:span></text:span><text:span text:style-name="T7"> languages make conversions between unrelated types </text:span><text:span text:style-name="Emphasis"><text:span text:style-name="T7">implicitly</text:span></text:span><text:span text:style-name="T7">; whereas, </text:span><text:span text:style-name="Strong_20_Emphasis"><text:span text:style-name="T9">strongly-typed</text:span></text:span><text:span text:style-name="T7"> languages do </text:span><text:span text:style-name="T8">not</text:span><text:span text:style-name="T7"> allow implicit conversions between unrelated types.</text:span></text:p>
      <text:p text:style-name="P11"/>
      <text:section text:style-name="Sect1" text:name="widget-parent-e813e9a5-a4a5-4f07-8158-f845c97c82f3">
        <text:p text:style-name="P24">Python is a strongly-typed language:</text:p>
      </text:section>
      <text:p text:style-name="P12">var = 21; #type assigned as int at runtime. </text:p>
      <text:p text:style-name="P12">var = var + "dot"; #type-error, string and int cannot be concatenated. print(var);</text:p>
      <text:p text:style-name="P12"/>
      <text:p text:style-name="P14">Output of above code:</text:p>
      <text:p text:style-name="P14">Traceback (most recent call last):</text:p>
      <text:p text:style-name="P14"><text:s text:c="2"/>File "/home/nuwan/hello.py", line 2, in &lt;module&gt;</text:p>
      <text:p text:style-name="P14"><text:s text:c="4"/>var = var + "dot"; <text:s text:c="2"/>#type-error, string and int cannot be concatenated.</text:p>
      <text:p text:style-name="P14">TypeError: unsupported operand type(s) for +: 'int' and 'str'</text:p>
      <text:p text:style-name="P14"/>
      <text:p text:style-name="P12"/>
      <text:p text:style-name="P12"><text:soft-page-break/></text:p>
      <text:p text:style-name="P12">JavaScript is a weakly-typed language:</text:p>
      <text:p text:style-name="P12"/>
      <text:p text:style-name="P13">value = 21; v</text:p>
      <text:p text:style-name="P13">alue = value + "dot"; </text:p>
      <text:p text:style-name="P13">console.log(value); /* This code will run without any error. As Javascript is a weakly-typed language, it allows implicit conversion between unrelated types. */</text:p>
      <text:p text:style-name="P13"/>
      <text:p text:style-name="P14">Output of above code:</text:p>
      <text:p text:style-name="P14">21dot</text:p>
      <text:p text:style-name="P14"/>
      <text:p text:style-name="P15">According to above characteristics of given categories, Java is statically and strongly typed language.</text:p>
      <text:p text:style-name="P15"/>
      <text:p text:style-name="P15">2.</text:p>
      <text:p text:style-name="P15"/>
      <text:p text:style-name="P17"><text:span text:style-name="T17">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16"/>
      <text:p text:style-name="P16"># Case-sensitive Python code</text:p>
      <text:p text:style-name="P16">variable = 42</text:p>
      <text:p text:style-name="P16">Variable = "Hello"</text:p>
      <text:p text:style-name="P16">print(variable) <text:s/># Output: 42</text:p>
      <text:p text:style-name="P16">print(Variable) <text:s/># Output: Hello</text:p>
      <text:p text:style-name="P16"/>
      <text:p text:style-name="P16"/>
      <text:p text:style-name="P22"><text:span text:style-name="T17">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21"/>
      <text:p text:style-name="P21">' Case-insensitive VBScript code</text:p>
      <text:p text:style-name="P21">Dim myVariable</text:p>
      <text:p text:style-name="P21">myvariable = 42</text:p>
      <text:p text:style-name="P21">MYVARIABLE = "Hello"</text:p>
      <text:p text:style-name="P21">MsgBox myVariable <text:s/>' Output: Hello</text:p>
      <text:p text:style-name="P21">MsgBox MYVARIABLE <text:s/>' Output: Hello</text:p>
      <text:p text:style-name="P21"/>
      <text:p text:style-name="P20"><text:span text:style-name="T17">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20"/>
      <text:p text:style-name="P22">Java is a case-sensitive programming language. It means that Java differentiates between uppercase and lowercase letters when it comes to identifiers such as variable names, method names, class names, etc. For example:</text:p>
      <text:p text:style-name="P22"/>
      <text:p text:style-name="P22">// Case-sensitive Java code</text:p>
      <text:p text:style-name="P22">int myVariable = 42;</text:p>
      <text:p text:style-name="P22">int MyVariable = 100;</text:p>
      <text:p text:style-name="P22"/>
      <text:p text:style-name="P22"><text:soft-page-break/></text:p>
      <text:p text:style-name="P22">System.out.println(myVariable); <text:s/>// Output: 42</text:p>
      <text:p text:style-name="P22">System.out.println(MyVariable); <text:s/>// Output: 100</text:p>
      <text:p text:style-name="P22"/>
      <text:p text:style-name="P18"><text:span text:style-name="T6">In Java, the variables </text:span><text:span text:style-name="Source_20_Text"><text:span text:style-name="T10">myVariable</text:span></text:span><text:span text:style-name="T6"> and </text:span><text:span text:style-name="Source_20_Text"><text:span text:style-name="T10">MyVariable</text:span></text:span><text:span text:style-name="T6"> are considered as two different variables. If you attempt to access a variable with the wrong case, you'll get an error or unintended results.</text:span></text:p>
      <text:p text:style-name="P21"/>
      <text:p text:style-name="P19"/>
      <text:p text:style-name="P21"/>
      <text:p text:style-name="P16"/>
      <text:p text:style-name="P14"/>
      <text:p text:style-name="P9"/>
      <text:p text:style-name="P8"/>
      <text:p text:style-name="P8"/>
      <text:p text:style-name="P5"/>
      <text:p text:style-name="P5"/>
      <text:p text:style-name="P4"><text:span text:style-name="T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S hne" svg:font-family="'S hne', ui-sans-serif, system-ui, apple-system, 'Segoe UI', Roboto, Ubuntu, Cantarell, 'Noto Sans', sans-serif, 'Helvetica Neue', Arial, 'Apple Color Emoji', 'Segoe UI Emoji', 'Segoe UI Symbol', 'Noto Color Emoji'"/>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7-31T20:40:30.925052025</dc:date>
    <meta:editing-duration>PT23M10S</meta:editing-duration>
    <meta:editing-cycles>2</meta:editing-cycles>
    <meta:document-statistic meta:table-count="0" meta:image-count="0" meta:object-count="0" meta:page-count="3" meta:paragraph-count="53" meta:word-count="701" meta:character-count="4604" meta:non-whitespace-character-count="3938"/>
  </office:meta>
</office:document-meta>
</file>